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0a9021" officeooo:paragraph-rsid="000a9021"/>
    </style:style>
    <style:style style:name="P2" style:family="paragraph" style:parent-style-name="Text_20_body">
      <style:text-properties officeooo:rsid="000a9021" officeooo:paragraph-rsid="000a9021"/>
    </style:style>
    <style:style style:name="P3" style:family="paragraph" style:parent-style-name="Title">
      <style:text-properties officeooo:rsid="000a9021" officeooo:paragraph-rsid="000a9021"/>
    </style:style>
    <style:style style:name="P4" style:family="paragraph" style:parent-style-name="Text_20_body">
      <style:text-properties officeooo:paragraph-rsid="000a9021"/>
    </style:style>
    <style:style style:name="P5" style:family="paragraph" style:parent-style-name="Heading_20_1">
      <style:text-properties officeooo:rsid="000a9021" officeooo:paragraph-rsid="000a9021"/>
    </style:style>
    <style:style style:name="P6" style:family="paragraph" style:parent-style-name="Heading_20_2">
      <style:text-properties officeooo:rsid="000a9021" officeooo:paragraph-rsid="000a9021"/>
    </style:style>
    <style:style style:name="P7" style:family="paragraph" style:parent-style-name="Heading_20_2">
      <style:text-properties officeooo:rsid="000d81fa" officeooo:paragraph-rsid="000d81fa"/>
    </style:style>
    <style:style style:name="P8" style:family="paragraph" style:parent-style-name="Heading_20_3">
      <style:text-properties officeooo:paragraph-rsid="000a9021"/>
    </style:style>
    <style:style style:name="P9" style:family="paragraph" style:parent-style-name="Text_20_body" style:list-style-name="L1">
      <style:text-properties officeooo:paragraph-rsid="000a9021"/>
    </style:style>
    <style:style style:name="P10" style:family="paragraph" style:parent-style-name="Text_20_body" style:list-style-name="L1">
      <style:text-properties officeooo:rsid="000d81fa" officeooo:paragraph-rsid="000d81fa"/>
    </style:style>
    <style:style style:name="P11" style:family="paragraph" style:parent-style-name="Text_20_body" style:list-style-name="L11">
      <style:text-properties style:font-name="Liberation Serif" fo:font-weight="bold"/>
    </style:style>
    <style:style style:name="P12" style:family="paragraph" style:parent-style-name="Text_20_body" style:list-style-name="L10">
      <style:text-properties style:font-name="Liberation Serif"/>
    </style:style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>
      <style:text-properties officeooo:paragraph-rsid="000d81fa"/>
    </style:style>
    <style:style style:name="P17" style:family="paragraph" style:parent-style-name="Text_20_body">
      <style:text-properties officeooo:paragraph-rsid="0010f72b"/>
    </style:style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6">
      <style:text-properties style:font-name="Liberation Serif" fo:font-weight="bold"/>
    </style:style>
    <style:style style:name="P22" style:family="paragraph" style:parent-style-name="Text_20_body" style:list-style-name="L9">
      <style:text-properties style:font-name="Liberation Serif" fo:font-weight="bold" officeooo:paragraph-rsid="000d81fa"/>
    </style:style>
    <style:style style:name="P23" style:family="paragraph" style:parent-style-name="Text_20_body" style:list-style-name="L25">
      <style:text-properties style:font-name="Liberation Serif" fo:font-style="italic" style:font-style-asian="italic" style:font-style-complex="italic"/>
    </style:style>
    <style:style style:name="P24" style:family="paragraph" style:parent-style-name="Text_20_body" style:list-style-name="L27">
      <style:text-properties style:font-name="Liberation Serif" fo:font-style="italic" style:font-style-asian="italic" style:font-style-complex="italic"/>
    </style:style>
    <style:style style:name="P25" style:family="paragraph" style:parent-style-name="Text_20_body" style:list-style-name="L31">
      <style:text-properties style:font-name="Liberation Serif" fo:font-style="italic" style:font-style-asian="italic" style:font-style-complex="italic"/>
    </style:style>
    <style:style style:name="P26" style:family="paragraph" style:parent-style-name="Text_20_body" style:list-style-name="L32">
      <style:text-properties style:font-name="Liberation Serif" fo:font-style="italic" style:font-style-asian="italic" style:font-style-complex="italic"/>
    </style:style>
    <style:style style:name="P27" style:family="paragraph" style:parent-style-name="Text_20_body" style:list-style-name="L29">
      <style:text-properties style:font-name="Liberation Serif" fo:font-style="italic" style:text-underline-style="none" style:font-style-asian="italic" style:font-style-complex="italic"/>
    </style:style>
    <style:style style:name="P28" style:family="paragraph" style:parent-style-name="Text_20_body" style:list-style-name="L29">
      <style:text-properties style:font-name="Liberation Serif" fo:font-style="italic" style:text-underline-style="none" fo:font-weight="bold" style:font-style-asian="italic" style:font-style-complex="italic"/>
    </style:style>
    <style:style style:name="P29" style:family="paragraph" style:parent-style-name="Text_20_body">
      <style:text-properties style:font-name="Liberation Serif" officeooo:paragraph-rsid="0010f72b"/>
    </style:style>
    <style:style style:name="P30" style:family="paragraph" style:parent-style-name="Text_20_body" style:list-style-name="L25"/>
    <style:style style:name="P31" style:family="paragraph" style:parent-style-name="Text_20_body" style:list-style-name="L26"/>
    <style:style style:name="P32" style:family="paragraph" style:parent-style-name="Text_20_body" style:list-style-name="L27"/>
    <style:style style:name="P33" style:family="paragraph" style:parent-style-name="Text_20_body" style:list-style-name="L28"/>
    <style:style style:name="P34" style:family="paragraph" style:parent-style-name="Text_20_body" style:list-style-name="L29"/>
    <style:style style:name="P35" style:family="paragraph" style:parent-style-name="Text_20_body" style:list-style-name="L30"/>
    <style:style style:name="P36" style:family="paragraph" style:parent-style-name="Text_20_body" style:list-style-name="L31"/>
    <style:style style:name="P37" style:family="paragraph" style:parent-style-name="Text_20_body" style:list-style-name="L31">
      <style:text-properties officeooo:paragraph-rsid="0010f72b"/>
    </style:style>
    <style:style style:name="P38" style:family="paragraph" style:parent-style-name="Text_20_body" style:list-style-name="L32"/>
    <style:style style:name="P39" style:family="paragraph" style:parent-style-name="Text_20_body">
      <style:text-properties officeooo:paragraph-rsid="000d81fa"/>
    </style:style>
    <style:style style:name="P40" style:family="paragraph" style:parent-style-name="Text_20_body" style:list-style-name="L33"/>
    <style:style style:name="P41" style:family="paragraph" style:parent-style-name="Text_20_body" style:list-style-name="L33">
      <style:text-properties officeooo:paragraph-rsid="0010f72b"/>
    </style:style>
    <style:style style:name="P42" style:family="paragraph" style:parent-style-name="Text_20_body" style:list-style-name="L34"/>
    <style:style style:name="T1" style:family="text">
      <style:text-properties officeooo:rsid="000a9021"/>
    </style:style>
    <style:style style:name="T2" style:family="text">
      <style:text-properties fo:font-weight="bold"/>
    </style:style>
    <style:style style:name="T3" style:family="text">
      <style:text-properties fo:font-weight="bold" officeooo:rsid="000d81f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a9021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bold"/>
    </style:style>
    <style:style style:name="T11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weight="bold"/>
    </style:style>
    <style:style style:name="T14" style:family="text">
      <style:text-properties style:font-name="Liberation Serif" fo:font-style="italic" style:font-style-asian="italic" style:font-style-complex="italic"/>
    </style:style>
    <style:style style:name="T15" style:family="text">
      <style:text-properties style:font-name="Liberation Serif" fo:font-style="italic" fo:font-weight="bold" style:font-style-asian="italic" style:font-style-complex="italic"/>
    </style:style>
    <style:style style:name="T16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Liberation Serif" fo:font-style="italic" style:text-underline-style="none" fo:font-weight="bold" style:font-style-asian="italic" style:font-style-complex="italic"/>
    </style:style>
    <style:style style:name="T18" style:family="text">
      <style:text-properties style:font-name="Liberation Serif" fo:font-style="italic" style:text-underline-style="none" style:font-style-asian="italic" style:font-style-complex="italic"/>
    </style:style>
    <style:style style:name="T19" style:family="text">
      <style:text-properties style:font-name="Liberation Serif" fo:font-style="italic" style:text-underline-style="none" officeooo:rsid="0010f72b" style:font-style-asian="italic" style:font-style-complex="italic"/>
    </style:style>
    <style:style style:name="T20" style:family="text">
      <style:text-properties style:font-name="Liberation Serif" fo:font-style="normal" fo:font-weight="bold" style:font-style-asian="normal" style:font-style-complex="normal"/>
    </style:style>
    <style:style style:name="T21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style:font-name="Liberation Serif" style:text-underline-style="solid" style:text-underline-width="auto" style:text-underline-color="font-color"/>
    </style:style>
    <style:style style:name="T23" style:family="text">
      <style:text-properties style:font-name="Liberation Serif" style:text-underline-style="solid" style:text-underline-width="auto" style:text-underline-color="font-color" fo:font-weight="bold"/>
    </style:style>
    <style:style style:name="T24" style:family="text">
      <style:text-properties style:font-name="Liberation Serif" style:text-underline-style="none"/>
    </style:style>
    <style:style style:name="T25" style:family="text">
      <style:text-properties style:font-name="Liberation Serif" style:text-underline-style="none" fo:font-weight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number text:level="1" text:style-name="Numbering_20_Symbols" loext:num-list-format="%1%)" style:num-suffix=")" style:num-format="1">
        <style:list-level-properties text:space-before="0.3035in" text:min-label-width="0.196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)" style:num-suffix=")" style:num-format="1">
        <style:list-level-properties text:space-before="0.3035in" text:min-label-width="0.196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)" style:num-suffix=")" style:num-format="1">
        <style:list-level-properties text:space-before="0.3035in" text:min-label-width="0.196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eb Technologies and Languages</text:p>
      <text:p text:style-name="P1">MyPersonalLibrary – GraphQL Project</text:p>
      <text:p text:style-name="P2"/>
      <text:h text:style-name="P5" text:outline-level="1">Project Overview</text:h>
      <text:p text:style-name="P4"><text:span text:style-name="T2"><text:tab/></text:span><text:span text:style-name="T5">MyPersonalLibrary</text:span> is a web-based application designed to help users manage their personal book collection. The application allows users to catalog books, associate them with authors, and track their reading progress through specific statuses (<text:span text:style-name="T4">e.g., Reading, Finished, Want to Read</text:span>). The system utilizes <text:span text:style-name="T5">.NET 9 (C#)</text:span> for the backend and <text:span text:style-name="T5">React.</text:span><text:span text:style-name="T6">js</text:span> for the frontend, communicating exclusively via <text:span text:style-name="T7">GraphQL</text:span> to ensure flexible data retrieval and efficient operations.</text:p>
      <text:list text:style-name="L1">
        <text:list-item>
          <text:p text:style-name="P9"><text:span text:style-name="T1">GitHub URL: </text:span><text:a xlink:type="simple" xlink:href="https://github.com/DragosGherasim/MyPersonalLibrary" text:style-name="Internet_20_link" text:visited-style-name="Visited_20_Internet_20_Link"><text:span text:style-name="T1">MyPersonalLibrary</text:span></text:a></text:p>
        </text:list-item>
        <text:list-item>
          <text:p text:style-name="P10">Student: Gherasim Dragoș-George | 1A;</text:p>
        </text:list-item>
        <text:list-item>
          <text:p text:style-name="P10">Student: Guriuc Vlad-Ionuț | 1B.</text:p>
        </text:list-item>
      </text:list>
      <text:h text:style-name="Heading_20_1" text:outline-level="1">Functional Requirements</text:h>
      <text:p text:style-name="P17"><text:tab/>The application implements the following GraphQL schema and operations, utilizing <text:span text:style-name="T7">HotChocolate</text:span> server directives for pagination, filtering, and projections.<text:line-break/></text:p>
      <text:h text:style-name="Heading_20_2" text:outline-level="2">Data Types</text:h>
      <text:list xml:id="list1494624132" text:style-name="L6">
        <text:list-item>
          <text:p text:style-name="P21">Scalars:</text:p>
          <text:list text:style-name="L13">
            <text:list-item>
              <text:p text:style-name="P18"><text:span text:style-name="Source_20_Text"><text:span text:style-name="T14">Int</text:span></text:span><text:span text:style-name="T14"> (ID, Year);</text:span></text:p>
            </text:list-item>
            <text:list-item>
              <text:p text:style-name="P18"><text:span text:style-name="Source_20_Text"><text:span text:style-name="T16">String</text:span></text:span><text:span text:style-name="T16"> (Title, Name, Description, Token);</text:span></text:p>
            </text:list-item>
            <text:list-item>
              <text:p text:style-name="P18"><text:span text:style-name="Source_20_Text"><text:span text:style-name="T14">Boolean</text:span></text:span><text:span text:style-name="T14"> (IsAuthenticated checks).</text:span></text:p>
            </text:list-item>
          </text:list>
        </text:list-item>
        <text:list-item text:style-override="L13">
          <text:p text:style-name="P18"><text:span text:style-name="T10">Enums:</text:span></text:p>
        </text:list-item>
      </text:list>
      <text:list text:style-name="L14">
        <text:list-item>
          <text:list>
            <text:list-item>
              <text:p text:style-name="P19"><text:span text:style-name="Source_20_Text"><text:span text:style-name="T14">BookStatus</text:span></text:span><text:span text:style-name="T14"> (Values: </text:span><text:span text:style-name="Source_20_Text"><text:span text:style-name="T14">WantToRead</text:span></text:span><text:span text:style-name="T14">, </text:span><text:span text:style-name="Source_20_Text"><text:span text:style-name="T14">Reading</text:span></text:span><text:span text:style-name="T14">, </text:span><text:span text:style-name="Source_20_Text"><text:span text:style-name="T14">Finished</text:span></text:span><text:span text:style-name="T14">) [Derived from </text:span><text:span text:style-name="Source_20_Text"><text:span text:style-name="T14">UserBook</text:span></text:span><text:span text:style-name="T14"> status].</text:span></text:p>
            </text:list-item>
          </text:list>
        </text:list-item>
        <text:list-item>
          <text:p text:style-name="P19"><text:span text:style-name="T10">Objects:</text:span></text:p>
        </text:list-item>
      </text:list>
      <text:list text:style-name="L15">
        <text:list-item>
          <text:list>
            <text:list-item>
              <text:p text:style-name="P20"><text:span text:style-name="Source_20_Text"><text:span text:style-name="T16">Author</text:span></text:span><text:span text:style-name="T14"> (Contains </text:span><text:span text:style-name="Source_20_Text"><text:span text:style-name="T14">Name</text:span></text:span><text:span text:style-name="T14"> and list of </text:span><text:span text:style-name="Source_20_Text"><text:span text:style-name="T14">Book</text:span></text:span><text:span text:style-name="T14"> objects);</text:span></text:p>
            </text:list-item>
            <text:list-item>
              <text:p text:style-name="P20"><text:span text:style-name="Source_20_Text"><text:span text:style-name="T14">Book</text:span></text:span><text:span text:style-name="T14"> (Contains </text:span><text:span text:style-name="Source_20_Text"><text:span text:style-name="T14">Title</text:span></text:span><text:span text:style-name="T14">, </text:span><text:span text:style-name="Source_20_Text"><text:span text:style-name="T14">Year</text:span></text:span><text:span text:style-name="T14">, </text:span><text:span text:style-name="Source_20_Text"><text:span text:style-name="T14">Description</text:span></text:span><text:span text:style-name="T14">, and reference to </text:span><text:span text:style-name="Source_20_Text"><text:span text:style-name="T14">Author</text:span></text:span><text:span text:style-name="T14">);</text:span></text:p>
            </text:list-item>
            <text:list-item>
              <text:p text:style-name="P20"><text:span text:style-name="Source_20_Text"><text:span text:style-name="T14">UserBook</text:span></text:span><text:span text:style-name="T14"> (Represents the link between a User and a Book, containing the </text:span><text:span text:style-name="Source_20_Text"><text:span text:style-name="T14">Status</text:span></text:span><text:span text:style-name="T14">);</text:span></text:p>
            </text:list-item>
            <text:list-item>
              <text:p text:style-name="P20"><text:span text:style-name="Source_20_Text"><text:span text:style-name="T14">LoginPayload</text:span></text:span><text:span text:style-name="T14"> (Contains </text:span><text:span text:style-name="Source_20_Text"><text:span text:style-name="T14">Token</text:span></text:span><text:span text:style-name="T14"> and </text:span><text:span text:style-name="Source_20_Text"><text:span text:style-name="T14">User</text:span></text:span><text:span text:style-name="T14"> object);</text:span></text:p>
            </text:list-item>
            <text:list-item>
              <text:p text:style-name="P20"><text:span text:style-name="Source_20_Text"><text:span text:style-name="T14">AuthorPayload</text:span></text:span><text:span text:style-name="T14"> (Contains the created </text:span><text:span text:style-name="Source_20_Text"><text:span text:style-name="T14">Author</text:span></text:span><text:span text:style-name="T14"> object);</text:span></text:p>
            </text:list-item>
          </text:list>
        </text:list-item>
      </text:list>
      <text:list text:continue-list="list1494624132" text:style-name="L6">
        <text:list-header>
          <text:p text:style-name="P13"><text:span text:style-name="T9"/></text:p>
        </text:list-header>
      </text:list>
      <text:h text:style-name="Heading_20_2" text:outline-level="2"><text:soft-page-break/>Query Operations (Read)</text:h>
      <text:p text:style-name="Text_20_body"><text:tab/>The application exposes the following queries to the frontend:</text:p>
      <text:list xml:id="list1815277916" text:style-name="L7">
        <text:list-item>
          <text:p text:style-name="P14"><text:span text:style-name="Source_20_Text"><text:span text:style-name="T20">getAuthors</text:span></text:span></text:p>
          <text:list text:style-name="L25">
            <text:list-item>
              <text:p text:style-name="P23"><text:span text:style-name="T2">Description:</text:span> Retrieves the list of available authors;</text:p>
            </text:list-item>
            <text:list-item>
              <text:p text:style-name="P23"><text:span text:style-name="T2">Capabilities:</text:span> Supports projections (e.g., fetching nested books);</text:p>
            </text:list-item>
            <text:list-item>
              <text:p text:style-name="P30"><text:span text:style-name="T15">Returns:</text:span><text:span text:style-name="T14"> List of </text:span><text:span text:style-name="Source_20_Text"><text:span text:style-name="T14">Author</text:span></text:span><text:span text:style-name="T14">.</text:span><text:span text:style-name="T9"><text:line-break/></text:span></text:p>
            </text:list-item>
          </text:list>
        </text:list-item>
        <text:list-item text:style-override="L26">
          <text:p text:style-name="P31"><text:span text:style-name="Source_20_Text"><text:span text:style-name="T21">getBookById(id: Int!)</text:span></text:span></text:p>
          <text:list text:style-name="L27">
            <text:list-item>
              <text:p text:style-name="P24"><text:span text:style-name="T2">Description:</text:span> Retrieves details of a specific book based on its ID;</text:p>
            </text:list-item>
            <text:list-item>
              <text:p text:style-name="P32"><text:span text:style-name="T15">Returns:</text:span><text:span text:style-name="T14"> Single </text:span><text:span text:style-name="Source_20_Text"><text:span text:style-name="T14">Book</text:span></text:span><text:span text:style-name="T14"> (or null if not found).</text:span><text:span text:style-name="T9"><text:line-break/></text:span></text:p>
            </text:list-item>
          </text:list>
        </text:list-item>
        <text:list-item text:style-override="L28">
          <text:p text:style-name="P33"><text:span text:style-name="Source_20_Text"><text:span text:style-name="T21">getBooks</text:span></text:span></text:p>
          <text:list text:style-name="L29">
            <text:list-item>
              <text:p text:style-name="P27"><text:span text:style-name="T2">Description:</text:span> Retrieves the global catalog of books;</text:p>
            </text:list-item>
            <text:list-item>
              <text:p text:style-name="P28">Capabilities:</text:p>
              <text:list>
                <text:list-item>
                  <text:p text:style-name="P34"><text:span text:style-name="T17">Pagination:</text:span><text:span text:style-name="T18"> Supports cursor-based paging (</text:span><text:span text:style-name="Source_20_Text"><text:span text:style-name="T18">first</text:span></text:span><text:span text:style-name="T18">, </text:span><text:span text:style-name="Source_20_Text"><text:span text:style-name="T18">after</text:span></text:span><text:span text:style-name="T18">, </text:span><text:span text:style-name="Source_20_Text"><text:span text:style-name="T18">last</text:span></text:span><text:span text:style-name="T18">, </text:span><text:span text:style-name="Source_20_Text"><text:span text:style-name="T18">before</text:span></text:span><text:span text:style-name="T18">);</text:span></text:p>
                </text:list-item>
                <text:list-item>
                  <text:p text:style-name="P27"><text:span text:style-name="T2">Filtering:</text:span> Supports filtering properties (e.g., by Title or Year);</text:p>
                </text:list-item>
                <text:list-item>
                  <text:p text:style-name="P34"><text:span text:style-name="T17">Sorting:</text:span><text:span text:style-name="T18"> Supports sorting result</text:span><text:span text:style-name="T19">s;</text:span></text:p>
                </text:list-item>
                <text:list-item>
                  <text:p text:style-name="P34"><text:span text:style-name="T17">Projections:</text:span><text:span text:style-name="T18"> Allows fetching associated </text:span><text:span text:style-name="Source_20_Text"><text:span text:style-name="T18">Author</text:span></text:span><text:span text:style-name="T18"> details.</text:span></text:p>
                </text:list-item>
              </text:list>
            </text:list-item>
            <text:list-item>
              <text:p text:style-name="P34"><text:span text:style-name="T17">Returns:</text:span><text:span text:style-name="T18"> Paginated connection of </text:span><text:span text:style-name="Source_20_Text"><text:span text:style-name="T18">Book</text:span></text:span><text:span text:style-name="T18">.</text:span><text:span text:style-name="T9"><text:line-break/></text:span></text:p>
            </text:list-item>
          </text:list>
        </text:list-item>
        <text:list-item text:style-override="L30">
          <text:p text:style-name="P35"><text:span text:style-name="Source_20_Text"><text:span text:style-name="T20">getMyLibrary</text:span></text:span></text:p>
          <text:list text:style-name="L31">
            <text:list-item>
              <text:p text:style-name="P25"><text:span text:style-name="T2">Description:</text:span> Retrieves the currently authenticated user's personal library;</text:p>
            </text:list-item>
            <text:list-item>
              <text:p text:style-name="P36"><text:span text:style-name="T15">Capabilities:</text:span><text:span text:style-name="T14"> Pagination, Filtering (e.g., by </text:span><text:span text:style-name="Source_20_Text"><text:span text:style-name="T14">Status</text:span></text:span><text:span text:style-name="T14">), and Sorting;</text:span></text:p>
            </text:list-item>
            <text:list-item>
              <text:p text:style-name="P25"><text:span text:style-name="T2">Security:</text:span> Requires valid Authentication token;</text:p>
            </text:list-item>
            <text:list-item>
              <text:p text:style-name="P37"><text:span text:style-name="T15">Returns:</text:span><text:span text:style-name="T14"> Paginated connection of </text:span><text:span text:style-name="Source_20_Text"><text:span text:style-name="T14">UserBook.</text:span></text:span></text:p>
              <text:p text:style-name="P37"><text:span text:style-name="Source_20_Text"><text:span text:style-name="T9"/></text:span></text:p>
              <text:p text:style-name="P37"><text:span text:style-name="Source_20_Text"><text:span text:style-name="T9"/></text:span></text:p>
            </text:list-item>
          </text:list>
        </text:list-item>
      </text:list>
      <text:p text:style-name="P17"><text:span text:style-name="Source_20_Text"><text:span text:style-name="T9"/></text:span></text:p>
      <text:p text:style-name="P17"><text:span text:style-name="Source_20_Text"><text:span text:style-name="T9"/></text:span></text:p>
      <text:p text:style-name="P17"><text:span text:style-name="Source_20_Text"><text:span text:style-name="T9"/></text:span></text:p>
      <text:p text:style-name="P17"><text:span text:style-name="T9"><text:line-break/></text:span></text:p>
      <text:h text:style-name="P6" text:outline-level="2"><text:soft-page-break/>Mutation Operations (Write)</text:h>
      <text:p text:style-name="P4"><text:tab/>The application allows data modification through the following mutations:</text:p>
      <text:list xml:id="list2465350866" text:style-name="L8">
        <text:list-item>
          <text:p text:style-name="P15"><text:span text:style-name="Source_20_Text"><text:span text:style-name="T10">login(username: String!, password: String!)</text:span></text:span></text:p>
          <text:list text:style-name="L32">
            <text:list-item>
              <text:p text:style-name="P26"><text:span text:style-name="T2">Description:</text:span> Authenticates a user;</text:p>
            </text:list-item>
            <text:list-item>
              <text:p text:style-name="P38"><text:span text:style-name="T15">Returns:</text:span><text:span text:style-name="T14"> </text:span><text:span text:style-name="Source_20_Text"><text:span text:style-name="T14">LoginPayload</text:span></text:span><text:span text:style-name="T14"> (Token + User);</text:span></text:p>
            </text:list-item>
            <text:list-item>
              <text:p text:style-name="P38"><text:span text:style-name="T15">Errors:</text:span><text:span text:style-name="T14"> </text:span><text:span text:style-name="Source_20_Text"><text:span text:style-name="T14">InvalidCredentialsException</text:span></text:span><text:span text:style-name="T14">.</text:span><text:span text:style-name="T9"><text:line-break/></text:span></text:p>
            </text:list-item>
          </text:list>
        </text:list-item>
        <text:list-item text:style-override="L32">
          <text:p text:style-name="P38"><text:span text:style-name="Source_20_Text"><text:span text:style-name="T10">createAuthor(name: String!)</text:span></text:span></text:p>
          <text:list text:style-name="L32">
            <text:list-item>
              <text:p text:style-name="P26"><text:span text:style-name="T2">Description:</text:span> Creates a new author in the system;</text:p>
            </text:list-item>
            <text:list-item>
              <text:p text:style-name="P38"><text:span text:style-name="T15">Returns:</text:span><text:span text:style-name="T14"> </text:span><text:span text:style-name="Source_20_Text"><text:span text:style-name="T14">AuthorPayload;</text:span></text:span></text:p>
            </text:list-item>
            <text:list-item>
              <text:p text:style-name="P38"><text:span text:style-name="T15">Errors:</text:span><text:span text:style-name="T14"> </text:span><text:span text:style-name="Source_20_Text"><text:span text:style-name="T14">InvalidAuthorNameException</text:span></text:span><text:span text:style-name="T14">.<text:line-break/></text:span></text:p>
            </text:list-item>
          </text:list>
        </text:list-item>
        <text:list-item text:style-override="L32">
          <text:p text:style-name="P38"><text:span text:style-name="Source_20_Text"><text:span text:style-name="T10">addBook(input: AddBookInput!)</text:span></text:span></text:p>
          <text:list text:style-name="L32">
            <text:list-item>
              <text:p text:style-name="P38"><text:span text:style-name="T15">Description:</text:span><text:span text:style-name="T14"> Adds a new book to the catalog and automatically links it to the user's library with status </text:span><text:span text:style-name="Source_20_Text"><text:span text:style-name="T14">WantToRead;</text:span></text:span></text:p>
            </text:list-item>
            <text:list-item>
              <text:p text:style-name="P38"><text:span text:style-name="T15">Input:</text:span><text:span text:style-name="T14"> </text:span><text:span text:style-name="Source_20_Text"><text:span text:style-name="T14">AddBookInput</text:span></text:span><text:span text:style-name="T14"> { </text:span><text:span text:style-name="Source_20_Text"><text:span text:style-name="T14">Title</text:span></text:span><text:span text:style-name="T14">, </text:span><text:span text:style-name="Source_20_Text"><text:span text:style-name="T14">Year</text:span></text:span><text:span text:style-name="T14">, </text:span><text:span text:style-name="Source_20_Text"><text:span text:style-name="T14">Description</text:span></text:span><text:span text:style-name="T14">, </text:span><text:span text:style-name="Source_20_Text"><text:span text:style-name="T14">AuthorId</text:span></text:span><text:span text:style-name="T14"> };</text:span></text:p>
            </text:list-item>
            <text:list-item>
              <text:p text:style-name="P38"><text:span text:style-name="T15">Returns:</text:span><text:span text:style-name="T14"> The created </text:span><text:span text:style-name="Source_20_Text"><text:span text:style-name="T14">Book;</text:span></text:span></text:p>
            </text:list-item>
            <text:list-item>
              <text:p text:style-name="P38"><text:span text:style-name="T15">Errors:</text:span><text:span text:style-name="T14"> </text:span><text:span text:style-name="Source_20_Text"><text:span text:style-name="T14">AuthorNotFoundException</text:span></text:span><text:span text:style-name="T14">, </text:span><text:span text:style-name="Source_20_Text"><text:span text:style-name="T14">InvalidBookYearException</text:span></text:span><text:span text:style-name="T14">, </text:span><text:span text:style-name="Source_20_Text"><text:span text:style-name="T14">InvalidTitleException</text:span></text:span><text:span text:style-name="T14">, </text:span><text:span text:style-name="Source_20_Text"><text:span text:style-name="T14">NotAuthenticatedException</text:span></text:span><text:span text:style-name="T14">.<text:line-break/></text:span></text:p>
            </text:list-item>
          </text:list>
        </text:list-item>
        <text:list-item text:style-override="L32">
          <text:p text:style-name="P38"><text:span text:style-name="Source_20_Text"><text:span text:style-name="T10">updateBookStatus(input: UpdateBookStatusInput!)</text:span></text:span></text:p>
          <text:list text:style-name="L32">
            <text:list-item>
              <text:p text:style-name="P26"><text:span text:style-name="T2">Description:</text:span> Updates the reading status of a book in the user's personal library;</text:p>
            </text:list-item>
            <text:list-item>
              <text:p text:style-name="P38"><text:span text:style-name="T15">Input:</text:span><text:span text:style-name="T14"> </text:span><text:span text:style-name="Source_20_Text"><text:span text:style-name="T14">UpdateBookStatusInput</text:span></text:span><text:span text:style-name="T14"> { </text:span><text:span text:style-name="Source_20_Text"><text:span text:style-name="T14">BookId</text:span></text:span><text:span text:style-name="T14">, </text:span><text:span text:style-name="Source_20_Text"><text:span text:style-name="T14">Status</text:span></text:span><text:span text:style-name="T14"> };</text:span></text:p>
            </text:list-item>
            <text:list-item>
              <text:p text:style-name="P38"><text:span text:style-name="T15">Returns:</text:span><text:span text:style-name="T14"> The updated </text:span><text:span text:style-name="Source_20_Text"><text:span text:style-name="T14">UserBook</text:span></text:span><text:span text:style-name="T14"> entry;</text:span></text:p>
            </text:list-item>
            <text:list-item>
              <text:p text:style-name="P38"><text:span text:style-name="T15">Errors:</text:span><text:span text:style-name="T14"> </text:span><text:span text:style-name="Source_20_Text"><text:span text:style-name="T14">BookNotFoundException</text:span></text:span><text:span text:style-name="T14">, </text:span><text:span text:style-name="Source_20_Text"><text:span text:style-name="T14">NotAuthenticatedException</text:span></text:span><text:span text:style-name="T14">.<text:line-break/></text:span></text:p>
            </text:list-item>
          </text:list>
        </text:list-item>
        <text:list-item text:style-override="L32">
          <text:p text:style-name="P38"><text:span text:style-name="Source_20_Text"><text:span text:style-name="T10">removeBookFromLibrary(bookId: Int!)</text:span></text:span></text:p>
          <text:list text:style-name="L32">
            <text:list-item>
              <text:p text:style-name="P26"><text:span text:style-name="T2">Description:</text:span> Removes a book association from the user's personal library (does not delete the book from the global catalog);</text:p>
            </text:list-item>
            <text:list-item>
              <text:p text:style-name="P38"><text:span text:style-name="T15">Input:</text:span><text:span text:style-name="T14"> </text:span><text:span text:style-name="Source_20_Text"><text:span text:style-name="T14">bookId</text:span></text:span><text:span text:style-name="T14"> (Int);</text:span></text:p>
            </text:list-item>
            <text:list-item>
              <text:p text:style-name="P38"><text:span text:style-name="T15">Returns:</text:span><text:span text:style-name="T14"> </text:span><text:span text:style-name="Source_20_Text"><text:span text:style-name="T14">Int</text:span></text:span><text:span text:style-name="T14"> (The ID of the removed book);</text:span></text:p>
            </text:list-item>
            <text:list-item>
              <text:p text:style-name="P38"><text:span text:style-name="T15">Errors:</text:span><text:span text:style-name="T14"> </text:span><text:span text:style-name="Source_20_Text"><text:span text:style-name="T14">BookNotFoundException</text:span></text:span><text:span text:style-name="T14">, </text:span><text:span text:style-name="Source_20_Text"><text:span text:style-name="T14">NotAuthenticatedException</text:span></text:span><text:span text:style-name="T14">.</text:span><text:span text:style-name="T9"><text:line-break/></text:span></text:p>
            </text:list-item>
          </text:list>
        </text:list-item>
      </text:list>
      <text:h text:style-name="P7" text:outline-level="2"><text:soft-page-break/>Validation &amp; Error Handling</text:h>
      <text:p text:style-name="P39"><text:tab/>The backend implements specific domain exceptions which are mapped to GraphQL errors.</text:p>
      <text:list xml:id="list1862933129" text:style-name="L9">
        <text:list-item>
          <text:p text:style-name="P22">Validations:</text:p>
          <text:list text:style-name="L33">
            <text:list-item>
              <text:p text:style-name="P40"><text:span text:style-name="T15">Publishing Year:</text:span><text:span text:style-name="T14"> Cannot be in the future (</text:span><text:span text:style-name="Source_20_Text"><text:span text:style-name="T14">InvalidBookYearException</text:span></text:span><text:span text:style-name="T14">).</text:span></text:p>
            </text:list-item>
            <text:list-item>
              <text:p text:style-name="P40"><text:span text:style-name="T15">Required Fields:</text:span><text:span text:style-name="T14"> Title and Author Name cannot be empty/whitespace (</text:span><text:span text:style-name="Source_20_Text"><text:span text:style-name="T14">InvalidTitleException</text:span></text:span><text:span text:style-name="T14">, </text:span><text:span text:style-name="Source_20_Text"><text:span text:style-name="T14">InvalidAuthorNameException</text:span></text:span><text:span text:style-name="T14">).</text:span></text:p>
            </text:list-item>
            <text:list-item>
              <text:p text:style-name="P40"><text:span text:style-name="T15">Integrity:</text:span><text:span text:style-name="T14"> When adding a book, the </text:span><text:span text:style-name="Source_20_Text"><text:span text:style-name="T14">AuthorId</text:span></text:span><text:span text:style-name="T14"> must exist (</text:span><text:span text:style-name="Source_20_Text"><text:span text:style-name="T14">AuthorNotFoundException</text:span></text:span><text:span text:style-name="T14">).</text:span></text:p>
            </text:list-item>
            <text:list-item>
              <text:p text:style-name="P40"><text:span text:style-name="T15">Security:</text:span><text:span text:style-name="T14"> Users must be logged in for Library operations (</text:span><text:span text:style-name="Source_20_Text"><text:span text:style-name="T14">NotAuthenticatedException</text:span></text:span><text:span text:style-name="T14">, </text:span><text:span text:style-name="Source_20_Text"><text:span text:style-name="T14">InvalidUserClaimException</text:span></text:span><text:span text:style-name="T14">).</text:span></text:p>
              <text:p text:style-name="P40"><text:span text:style-name="T14"/></text:p>
            </text:list-item>
          </text:list>
        </text:list-item>
        <text:list-item text:style-override="L33">
          <text:p text:style-name="P41"><text:span text:style-name="T10">Error Handling:</text:span></text:p>
        </text:list-item>
      </text:list>
      <text:p text:style-name="P29"><text:span text:style-name="T2"><text:tab/></text:span> The API returns structured GraphQL errors mapping to the following exceptions:</text:p>
      <text:list text:style-name="L34">
        <text:list-item>
          <text:list>
            <text:list-item>
              <text:p text:style-name="P42"><text:span text:style-name="Source_20_Text"><text:span text:style-name="T14">InvalidCredentialsException</text:span></text:span></text:p>
            </text:list-item>
            <text:list-item>
              <text:p text:style-name="P42"><text:span text:style-name="Source_20_Text"><text:span text:style-name="T14">InvalidAuthorNameException</text:span></text:span></text:p>
            </text:list-item>
            <text:list-item>
              <text:p text:style-name="P42"><text:span text:style-name="Source_20_Text"><text:span text:style-name="T14">AuthorNotFoundException</text:span></text:span></text:p>
            </text:list-item>
            <text:list-item>
              <text:p text:style-name="P42"><text:span text:style-name="Source_20_Text"><text:span text:style-name="T14">InvalidBookYearException</text:span></text:span></text:p>
            </text:list-item>
            <text:list-item>
              <text:p text:style-name="P42"><text:span text:style-name="Source_20_Text"><text:span text:style-name="T14">InvalidTitleException</text:span></text:span></text:p>
            </text:list-item>
            <text:list-item>
              <text:p text:style-name="P42"><text:span text:style-name="Source_20_Text"><text:span text:style-name="T14">NotAuthenticatedException</text:span></text:span></text:p>
            </text:list-item>
            <text:list-item>
              <text:p text:style-name="P42"><text:span text:style-name="Source_20_Text"><text:span text:style-name="T9">BookNotFoundException</text:span></text:span></text:p>
            </text:list-item>
          </text:list>
        </text:list-item>
      </text:list>
      <text:list text:continue-list="list1862933129" text:style-name="L9">
        <text:list-header>
          <text:p text:style-name="P16"/>
        </text:list-header>
      </text:list>
      <text:p text:style-name="P4"/>
      <text:p text:style-name="Text_20_body"/>
      <text:p text:style-name="P4"/>
      <text:h text:style-name="P8" text:outline-level="3" text:is-list-header="true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4T13:02:38.969608003</meta:creation-date>
    <meta:generator>LibreOffice/24.2.7.2$Linux_X86_64 LibreOffice_project/420$Build-2</meta:generator>
    <dc:date>2026-01-12T14:18:02.189727440</dc:date>
    <meta:editing-duration>PT22M1S</meta:editing-duration>
    <meta:editing-cycles>3</meta:editing-cycles>
    <meta:document-statistic meta:table-count="0" meta:image-count="0" meta:object-count="0" meta:page-count="4" meta:paragraph-count="91" meta:word-count="596" meta:character-count="4405" meta:non-whitespace-character-count="3958"/>
  </office:meta>
</office:document-meta>
</file>